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officeooo:rsid="02611a67" officeooo:paragraph-rsid="02611a67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weight="bold" officeooo:rsid="02611a67" officeooo:paragraph-rsid="02611a67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officeooo:rsid="02620f76" officeooo:paragraph-rsid="02620f76"/>
    </style:style>
    <style:style style:name="T1" style:family="text">
      <style:text-properties officeooo:rsid="02611a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Sort an array of 0’s 1’s 2’s without using extra space or sorting algo?</text:p>
      <text:p text:style-name="P2">Sort Colors -&gt; LeetCode</text:p>
      <text:p text:style-name="P1">void sortColors(vector&lt;int&gt;&amp; nums) {</text:p>
      <text:p text:style-name="P1"><text:s text:c="8"/>int colors[3] = {0};</text:p>
      <text:p text:style-name="P1"><text:s text:c="8"/>for(int i=0;i&lt;nums.size();i++){</text:p>
      <text:p text:style-name="P1"><text:s text:c="12"/>colors[nums[i]]++;</text:p>
      <text:p text:style-name="P1"><text:s text:c="8"/>}</text:p>
      <text:p text:style-name="P1"><text:s text:c="8"/>int index = 0;</text:p>
      <text:p text:style-name="P1"><text:s text:c="8"/>for(int i=0;i&lt;3;i++){</text:p>
      <text:p text:style-name="P1"><text:s text:c="12"/>while(colors[i]){</text:p>
      <text:p text:style-name="P1"><text:s text:c="16"/>nums[index++] = i;</text:p>
      <text:p text:style-name="P1"><text:s text:c="16"/>colors[i]--;</text:p>
      <text:p text:style-name="P1"><text:s text:c="12"/>}</text:p>
      <text:p text:style-name="P1"><text:s text:c="8"/>}</text:p>
      <text:p text:style-name="P1"><text:s text:c="4"/>}</text:p>
      <text:p text:style-name="P1"/>
      <text:p text:style-name="P3">2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0:02:58.089055603</meta:creation-date>
    <meta:generator>LibreOffice/5.1.6.2$Linux_X86_64 LibreOffice_project/10m0$Build-2</meta:generator>
    <dc:date>2020-06-20T23:23:09.817899084</dc:date>
    <meta:editing-duration>P4DT14H32M38S</meta:editing-duration>
    <meta:editing-cycles>461</meta:editing-cycles>
    <meta:document-statistic meta:table-count="0" meta:image-count="0" meta:object-count="0" meta:page-count="1" meta:paragraph-count="16" meta:word-count="47" meta:character-count="411" meta:non-whitespace-character-count="260"/>
  </office:meta>
</office:document-meta>
</file>